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ermissoes" style:family="table">
      <style:table-properties style:width="16.695cm" table:align="left"/>
    </style:style>
    <style:style style:name="permissoes.A" style:family="table-column">
      <style:table-column-properties style:column-width="2.699cm"/>
    </style:style>
    <style:style style:name="permissoes.B" style:family="table-column">
      <style:table-column-properties style:column-width="1.402cm"/>
    </style:style>
    <style:style style:name="permissoes.C" style:family="table-column">
      <style:table-column-properties style:column-width="2.805cm"/>
    </style:style>
    <style:style style:name="permissoes.D" style:family="table-column">
      <style:table-column-properties style:column-width="1.693cm"/>
    </style:style>
    <style:style style:name="permissoes.E" style:family="table-column">
      <style:table-column-properties style:column-width="2.408cm"/>
    </style:style>
    <style:style style:name="permissoes.F" style:family="table-column">
      <style:table-column-properties style:column-width="3.281cm"/>
    </style:style>
    <style:style style:name="permisso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ermissoes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ermisso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ermissoes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5.794cm" table:align="left"/>
    </style:style>
    <style:style style:name="Tabela1.A" style:family="table-column">
      <style:table-column-properties style:column-width="5.794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ce791" officeooo:paragraph-rsid="000ce7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ce791" officeooo:paragraph-rsid="001062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62c6" officeooo:paragraph-rsid="001062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ce791" officeooo:paragraph-rsid="000ce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ce791" officeooo:paragraph-rsid="000ce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ead4d" officeooo:paragraph-rsid="000ea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62c6" officeooo:paragraph-rsid="00106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Arial" fo:font-size="12pt" officeooo:rsid="000af3e5" officeooo:paragraph-rsid="000af3e5" style:font-size-asian="12pt" style:font-size-complex="12pt"/>
    </style:style>
    <style:style style:name="P11" style:family="paragraph" style:parent-style-name="Standard">
      <style:text-properties style:font-name="Arial" fo:font-size="12pt" officeooo:rsid="00129230" officeooo:paragraph-rsid="00129230" style:font-size-asian="12pt" style:font-size-complex="12pt"/>
    </style:style>
    <style:style style:name="P12" style:family="paragraph" style:parent-style-name="Standard">
      <style:text-properties style:font-name="Arial" fo:font-size="12pt" fo:font-weight="bold" officeooo:rsid="000af3e5" officeooo:paragraph-rsid="000af3e5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normal" officeooo:rsid="00129230" officeooo:paragraph-rsid="0012923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d4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36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05 –</text:span> <text:span text:style-name="T3">PERMISSÕES DE ACESSO A ARQUIVOS E PASTAS PELO TERMINAL</text:span></text:p>
      <text:p text:style-name="P12"/>
      <table:table table:name="permissoes" table:style-name="permissoes">
        <table:table-column table:style-name="permissoes.A"/>
        <table:table-column table:style-name="permissoes.B"/>
        <table:table-column table:style-name="permissoes.C"/>
        <table:table-column table:style-name="permissoes.D"/>
        <table:table-column table:style-name="permissoes.E"/>
        <table:table-column table:style-name="permissoes.F"/>
        <table:table-column table:style-name="permissoes.E"/>
        <table:table-row>
          <table:table-cell table:style-name="permissoes.A1" office:value-type="string">
            <text:p text:style-name="P1">Permissões</text:p>
          </table:table-cell>
          <table:table-cell table:style-name="permissoes.A1" office:value-type="string">
            <text:p text:style-name="P1">Links</text:p>
          </table:table-cell>
          <table:table-cell table:style-name="permissoes.A1" office:value-type="string">
            <text:p text:style-name="P1">Proprietário</text:p>
          </table:table-cell>
          <table:table-cell table:style-name="permissoes.A1" office:value-type="string">
            <text:p text:style-name="P1">Grupo</text:p>
          </table:table-cell>
          <table:table-cell table:style-name="permissoes.A1" office:value-type="string">
            <text:p text:style-name="P1">Tamanho</text:p>
          </table:table-cell>
          <table:table-cell table:style-name="permissoes.A1" office:value-type="string">
            <text:p text:style-name="P1">Data e Hora</text:p>
          </table:table-cell>
          <table:table-cell table:style-name="permissoes.G1" office:value-type="string">
            <text:p text:style-name="P1">Nome</text:p>
          </table:table-cell>
        </table:table-row>
        <table:table-row>
          <table:table-cell table:style-name="permissoes.A2" office:value-type="string">
            <text:p text:style-name="P4">drwxr-xr-x</text:p>
          </table:table-cell>
          <table:table-cell table:style-name="permissoes.A2" office:value-type="string">
            <text:p text:style-name="P5">2</text:p>
          </table:table-cell>
          <table:table-cell table:style-name="permissoes.A2" office:value-type="string">
            <text:p text:style-name="P5"><text:s/>soul <text:s text:c="6"/></text:p>
          </table:table-cell>
          <table:table-cell table:style-name="permissoes.A2" office:value-type="string">
            <text:p text:style-name="P5">soul</text:p>
          </table:table-cell>
          <table:table-cell table:style-name="permissoes.A2" office:value-type="string">
            <text:p text:style-name="P5">4096</text:p>
          </table:table-cell>
          <table:table-cell table:style-name="permissoes.A2" office:value-type="string">
            <text:p text:style-name="P5">Dez 20 10:50</text:p>
          </table:table-cell>
          <table:table-cell table:style-name="permissoes.G2" office:value-type="string">
            <text:p text:style-name="P5">Música</text:p>
          </table:table-cell>
        </table:table-row>
      </table:table>
      <text:p text:style-name="P1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<text:span text:style-name="T1">d</text:span> = diretório</text:p>
          </table:table-cell>
        </table:table-row>
        <table:table-row>
          <table:table-cell table:style-name="Tabela1.A2" office:value-type="string">
            <text:p text:style-name="P7"><text:span text:style-name="T1">–</text:span> <text:span text:style-name="T2">= arquivo comum do usuário</text:span></text:p>
          </table:table-cell>
        </table:table-row>
        <table:table-row>
          <table:table-cell table:style-name="Tabela1.A2" office:value-type="string">
            <text:p text:style-name="P6"><text:span text:style-name="T1">c</text:span> = arquivo de caractere</text:p>
          </table:table-cell>
        </table:table-row>
        <table:table-row>
          <table:table-cell table:style-name="Tabela1.A2" office:value-type="string">
            <text:p text:style-name="P6"><text:span text:style-name="T1">b</text:span> <text:span text:style-name="T4">=</text:span> arquivo de bloco</text:p>
          </table:table-cell>
        </table:table-row>
        <table:table-row>
          <table:table-cell table:style-name="Tabela1.A2" office:value-type="string">
            <text:p text:style-name="P6"><text:span text:style-name="T1">L</text:span> <text:span text:style-name="T4">=</text:span> link</text:p>
          </table:table-cell>
        </table:table-row>
      </table:table>
      <text:p text:style-name="P1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">Proprietário</text:p>
          </table:table-cell>
          <table:table-cell table:style-name="Tabela2.A1" office:value-type="string">
            <text:p text:style-name="P2">Grupo</text:p>
          </table:table-cell>
          <table:table-cell table:style-name="Tabela2.C1" office:value-type="string">
            <text:p text:style-name="P3">Outros</text:p>
          </table:table-cell>
        </table:table-row>
        <table:table-row>
          <table:table-cell table:style-name="Tabela2.A2" office:value-type="string">
            <text:p text:style-name="P8">rwx</text:p>
          </table:table-cell>
          <table:table-cell table:style-name="Tabela2.A2" office:value-type="string">
            <text:p text:style-name="P8">r–x <text:s/></text:p>
          </table:table-cell>
          <table:table-cell table:style-name="Tabela2.C2" office:value-type="string">
            <text:p text:style-name="P9">r–x</text:p>
          </table:table-cell>
        </table:table-row>
      </table:table>
      <text:p text:style-name="P12"/>
      <text:p text:style-name="P11"><text:span text:style-name="T1">r <text:s/>– </text:span><text:span text:style-name="T3">Read (Leitura)</text:span></text:p>
      <text:p text:style-name="P11"><text:span text:style-name="T1">w – </text:span><text:span text:style-name="T3">Write (Escrita)</text:span></text:p>
      <text:p text:style-name="P11"><text:span text:style-name="T1">x <text:s/>– </text:span><text:span text:style-name="T3">Execution (Execução)</text:span></text:p>
      <text:p text:style-name="P11"><text:span text:style-name="T1">– <text:s text:c="4"/></text:span><text:span text:style-name="T3">Sem permissão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0:36:40.319475765</meta:creation-date>
    <dc:date>2020-04-04T17:41:59.912634212</dc:date>
    <meta:editing-duration>PT16M12S</meta:editing-duration>
    <meta:editing-cycles>9</meta:editing-cycles>
    <meta:generator>LibreOffice/6.3.5.2$Linux_X86_64 LibreOffice_project/30$Build-2</meta:generator>
    <meta:document-statistic meta:table-count="3" meta:image-count="0" meta:object-count="0" meta:page-count="1" meta:paragraph-count="30" meta:word-count="68" meta:character-count="371" meta:non-whitespace-character-count="313"/>
  </office:meta>
</office:document-meta>
</file>